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44, 7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main.cpp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46,4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header and sauce file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h,player.cpp; board.h, board.cpp; game.h, game.cpp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30-4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game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51-5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61-72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player.cpp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write up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22-23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board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41-4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28-49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layer.cpp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39-53, 84-87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39-53(player.cpp =,&lt;&lt;), 84-87 (player.h, ++)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float" office:value="24" table:style-name="ce11">
            <text:p>24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game.h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35-41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board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float" office:value="31" table:style-name="ce12">
            <text:p>31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board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46,47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27,34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player.h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46-116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game.cpp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18,35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template.cpp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float" office:value="36" table:style-name="ce11">
            <text:p>36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template.cpp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RCC RCCD</meta:initial-creator>
    <dc:creator>yeti</dc:creator>
    <meta:creation-date>2017-01-25T10:21:36Z</meta:creation-date>
    <dc:date>2022-12-09T18:53:08Z</dc:date>
    <meta:editing-cycles>23</meta:editing-cycles>
    <meta:editing-duration>PT6872S</meta:editing-duration>
  </office:meta>
</office:document-meta>
</file>